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cm" svg:height="1cm" svg:x="1.7cm" svg:y="1.1cm">
          <text:p text:style-name="P1"><text:span text:style-name="T1">pointer_m[0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1cm" svg:x="1.7cm" svg:y="2.2cm">
          <text:p text:style-name="P1"><text:span text:style-name="T1">pointer_m[1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cm" svg:height="1cm" svg:x="1.7cm" svg:y="3.3cm">
          <text:p text:style-name="P1"><text:span text:style-name="T1">pointer_m[2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cm" svg:height="1cm" svg:x="1.7cm" svg:y="4.4cm">
          <text:p text:style-name="P1"><text:span text:style-name="T1">pointer_m[0][0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1.7cm" svg:y="5.5cm">
          <text:p text:style-name="P1"><text:span text:style-name="T2">pointer</text:span><text:span text:style-name="T1">_m[0][1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1cm" svg:x="1.7cm" svg:y="6.6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1.7cm" svg:y="7.7cm">
          <text:p text:style-name="P1"><text:span text:style-name="T2">pointer</text:span><text:span text:style-name="T1">_m[2][1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1.7cm" svg:y="8.8cm">
          <text:p text:style-name="P1"><text:span text:style-name="T2">pointer</text:span><text:span text:style-name="T1">_m[2][2]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0.999cm" svg:x1="5.7cm" svg:y1="1.6cm" svg:x2="5.7cm" svg:y2="4.9cm" draw:start-shape="id1" draw:start-glue-point="1" draw:end-shape="id2" draw:end-glue-point="1" svg:d="M5700 1600h1500v3300h-1500" svg:viewBox="0 0 1501 3301">
          <text:p/>
        </draw:connector>
        <draw:connector draw:style-name="gr2" draw:text-style-name="P3" draw:layer="layout" draw:line-skew="0.699cm" svg:x1="5.7cm" svg:y1="2.7cm" svg:x2="5.7cm" svg:y2="7.1cm" draw:start-shape="id3" draw:start-glue-point="1" draw:end-shape="id4" draw:end-glue-point="1" svg:d="M5700 2700h1200v4400h-1200" svg:viewBox="0 0 1201 4401">
          <text:p/>
        </draw:connector>
        <draw:connector draw:style-name="gr2" draw:text-style-name="P3" draw:layer="layout" svg:x1="5.7cm" svg:y1="3.8cm" svg:x2="5.7cm" svg:y2="7.1cm" draw:start-shape="id5" draw:start-glue-point="1" draw:end-shape="id4" draw:end-glue-point="1" svg:d="M5700 3800h501v3300h-501" svg:viewBox="0 0 502 3301">
          <text:p/>
        </draw:connector>
        <draw:line draw:style-name="gr2" draw:text-style-name="P3" draw:layer="layout" svg:x1="5.7cm" svg:y1="8.2cm" svg:x2="7.3cm" svg:y2="8.2cm">
          <text:p/>
        </draw:line>
        <draw:line draw:style-name="gr2" draw:text-style-name="P3" draw:layer="layout" svg:x1="5.7cm" svg:y1="9.3cm" svg:x2="7.3cm" svg:y2="9.3cm">
          <text:p/>
        </draw:line>
        <draw:line draw:style-name="gr2" draw:text-style-name="P3" draw:layer="layout" svg:x1="5.7cm" svg:y1="6cm" svg:x2="7.3cm" svg:y2="6cm">
          <text:p/>
        </draw:line>
        <draw:line draw:style-name="gr2" draw:text-style-name="P3" draw:layer="layout" svg:x1="5.7cm" svg:y1="5.1cm" svg:x2="7.3cm" svg:y2="5.1cm">
          <text:p/>
        </draw:line>
        <draw:line draw:style-name="gr2" draw:text-style-name="P3" draw:layer="layout" svg:x1="5.7cm" svg:y1="7.4cm" svg:x2="7.3cm" svg:y2="7.4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21T11:44:39.003000000</meta:creation-date>
    <dc:date>2019-08-21T15:07:15.534000000</dc:date>
    <meta:editing-duration>PT1H25M25S</meta:editing-duration>
    <meta:editing-cycles>20</meta:editing-cycles>
    <meta:generator>LibreOffice/6.3.0.4$Windows_X86_64 LibreOffice_project/057fc023c990d676a43019934386b85b21a9ee99</meta:generator>
    <meta:document-statistic meta:object-count="16"/>
  </office:meta>
</office:document-meta>
</file>